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0d1314" officeooo:paragraph-rsid="000d1314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0544d" officeooo:paragraph-rsid="0010544d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e4f35" officeooo:paragraph-rsid="000de029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de029" officeooo:paragraph-rsid="000de029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e4f35" officeooo:paragraph-rsid="000e4f35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0544d" officeooo:paragraph-rsid="0010544d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d1314" officeooo:paragraph-rsid="000d1314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0d1314" officeooo:paragraph-rsid="000d1314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4f35" style:font-weight-asian="normal" style:font-weight-complex="normal"/>
    </style:style>
    <style:style style:name="T4" style:family="text">
      <style:text-properties fo:font-weight="normal" officeooo:rsid="000f1eee" style:font-weight-asian="normal" style:font-weight-complex="normal"/>
    </style:style>
    <style:style style:name="T5" style:family="text">
      <style:text-properties fo:font-weight="normal" officeooo:rsid="00111d11" style:font-weight-asian="normal" style:font-weight-complex="normal"/>
    </style:style>
    <style:style style:name="T6" style:family="text">
      <style:text-properties officeooo:rsid="000e4f35"/>
    </style:style>
    <style:style style:name="T7" style:family="text">
      <style:text-properties officeooo:rsid="000f1eee"/>
    </style:style>
    <style:style style:name="T8" style:family="text">
      <style:text-properties officeooo:rsid="00111d11"/>
    </style:style>
    <style:style style:name="T9" style:family="text">
      <style:text-properties officeooo:rsid="00123c0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UI_FRONT Module</text:p>
      <text:p text:style-name="P1"/>
      <text:p text:style-name="P1"><text:span text:style-name="T1">Format </text:span>: image docker, <text:span text:style-name="T9">programme django</text:span></text:p>
      <text:p text:style-name="P1"/>
      <text:p text:style-name="P7">Rôle </text:p>
      <text:p text:style-name="P1">Permet de communiquer avec l’utilisateur afin de créer des requêtes à envoyer à la base de données centrale.</text:p>
      <text:p text:style-name="P1">Gestion d’un compte utilisateur.</text:p>
      <text:p text:style-name="P1">Affichage des différents résultats.</text:p>
      <text:p text:style-name="P1"/>
      <text:p text:style-name="P4">Flux de sortie : <text:span text:style-name="T2">requête pour l’application</text:span></text:p>
      <text:p text:style-name="P4">Flux d’entré<text:span text:style-name="T6">e : </text:span><text:span text:style-name="T3">résultats de l’application</text:span></text:p>
      <text:p text:style-name="P3"/>
      <text:p text:style-name="P5">Api : <text:span text:style-name="T2">communication </text:span><text:span text:style-name="T4">avec la base de donnée par </text:span><text:span text:style-name="T7">api_BD</text:span></text:p>
      <text:p text:style-name="P5"/>
      <text:p text:style-name="P6">Options </text:p>
      <text:p text:style-name="P2">mot de passe et coordonné de la base de donné<text:span text:style-name="T9">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3T15:52:06.679109326</meta:creation-date>
    <meta:generator>LibreOffice/6.4.7.2$Linux_X86_64 LibreOffice_project/40$Build-2</meta:generator>
    <dc:date>2022-03-13T20:51:47.328508696</dc:date>
    <meta:editing-duration>PT55M7S</meta:editing-duration>
    <meta:editing-cycles>5</meta:editing-cycles>
    <meta:document-statistic meta:table-count="0" meta:image-count="0" meta:object-count="0" meta:page-count="1" meta:paragraph-count="11" meta:word-count="69" meta:character-count="426" meta:non-whitespace-character-count="366"/>
  </office:meta>
</office:document-meta>
</file>